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order-bottom="0.06pt solid #000000" fo:background-color="#00cc00" fo:border-left="none" fo:border-right="none" fo:border-top="none"/>
      <style:text-properties style:text-position=""/>
    </style:style>
    <style:style style:name="ce12" style:family="table-cell" style:parent-style-name="Default">
      <style:table-cell-properties fo:background-color="#00cc00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000000"/>
      <style:text-properties style:text-position="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none"/>
      <style:text-properties style:text-position=""/>
    </style:style>
    <style:style style:name="ce6" style:family="table-cell" style:parent-style-name="Default">
      <style:table-cell-properties fo:border-bottom="0.06pt solid #000000" fo:background-color="#ff9900" fo:border-left="none" fo:border-right="none" fo:border-top="none"/>
      <style:text-properties style:text-position=""/>
    </style:style>
    <style:style style:name="ce7" style:family="table-cell" style:parent-style-name="Default">
      <style:table-cell-properties fo:background-color="#ff9900"/>
      <style:text-properties style:text-position="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7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8" style:family="table-cell" style:parent-style-name="Default">
      <style:table-cell-properties fo:background-color="#ff9900"/>
    </style:style>
    <style:style style:name="ce19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23" style:family="table-cell" style:parent-style-name="Default">
      <style:table-cell-properties fo:background-color="#00cc00"/>
    </style:style>
    <style:style style:name="ce24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</office:automatic-styles>
  <office:body>
    <office:spreadsheet>
      <table:table table:name="CALIB BOA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4" table:default-cell-style-name="ce18"/>
        <table:table-column table:style-name="co1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/>
          <table:table-cell table:style-name="Default" table:number-columns-repeated="5"/>
          <table:table-cell table:number-columns-repeated="21"/>
        </table:table-row>
        <table:table-row table:style-name="ro1">
          <table:table-cell/>
          <table:table-cell office:value-type="string" calcext:value-type="string">
            <text:p>Calibração</text:p>
          </table:table-cell>
          <table:table-cell table:style-name="ce16" office:value-type="string" calcext:value-type="string">
            <text:p>m'</text:p>
          </table:table-cell>
          <table:table-cell table:style-name="ce16" office:value-type="string" calcext:value-type="string">
            <text:p>em'</text:p>
          </table:table-cell>
          <table:table-cell table:style-name="ce16" office:value-type="string" calcext:value-type="string">
            <text:p>b'</text:p>
          </table:table-cell>
          <table:table-cell table:style-name="ce16" office:value-type="string" calcext:value-type="string">
            <text:p>eb'</text:p>
          </table:table-cell>
          <table:table-cell/>
          <table:table-cell table:style-name="ce14" office:value-type="string" calcext:value-type="string">
            <text:p>Energia (MeV)</text:p>
          </table:table-cell>
          <table:table-cell table:style-name="ce14" office:value-type="string" calcext:value-type="string">
            <text:p>densidade a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5" office:value-type="float" office:value="0.00768657671041797" calcext:value-type="float">
            <text:p>0.0076865767</text:p>
          </table:table-cell>
          <table:table-cell table:style-name="ce15" office:value-type="float" office:value="0.00000521789805034983" calcext:value-type="float">
            <text:p>5.21789805034983E-006</text:p>
          </table:table-cell>
          <table:table-cell table:style-name="ce15" office:value-type="float" office:value="0.0216314980942088" calcext:value-type="float">
            <text:p>0.0216314981</text:p>
          </table:table-cell>
          <table:table-cell table:style-name="ce15" office:value-type="float" office:value="0.00183836790287027" calcext:value-type="float">
            <text:p>0.0018383679</text:p>
          </table:table-cell>
          <table:table-cell/>
          <table:table-cell table:style-name="ce15" office:value-type="float" office:value="5.305" calcext:value-type="float">
            <text:p>5.305</text:p>
          </table:table-cell>
          <table:table-cell table:style-name="ce15" office:value-type="float" office:value="1.2041" calcext:value-type="float">
            <text:p>1.2041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1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17" office:value-type="string" calcext:value-type="string">
            <text:p>Área total</text:p>
          </table:table-cell>
          <table:table-cell table:style-name="ce17" office:value-type="string" calcext:value-type="string">
            <text:p>Área sinal</text:p>
          </table:table-cell>
          <table:table-cell table:style-name="ce17" office:value-type="string" calcext:value-type="string">
            <text:p>Centróide</text:p>
          </table:table-cell>
          <table:table-cell table:style-name="ce17" office:value-type="string" calcext:value-type="string">
            <text:p>FWHM</text:p>
          </table:table-cell>
          <table:table-cell table:style-name="ce17" office:value-type="string" calcext:value-type="string">
            <text:p>eCentróide</text:p>
          </table:table-cell>
          <table:table-cell table:style-name="ce22" office:value-type="string" calcext:value-type="string">
            <text:p>Energia (MeV)</text:p>
          </table:table-cell>
          <table:table-cell table:style-name="ce22" office:value-type="string" calcext:value-type="string">
            <text:p>eEnergia</text:p>
          </table:table-cell>
          <table:table-cell table:style-name="ce22" office:value-type="string" calcext:value-type="string">
            <text:p>deltaE (MeV)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9" calcext:value-type="float">
            <text:p>8809</text:p>
          </table:table-cell>
          <table:table-cell office:value-type="float" office:value="7891" calcext:value-type="float">
            <text:p>7891</text:p>
          </table:table-cell>
          <table:table-cell office:value-type="float" office:value="543.55" calcext:value-type="float">
            <text:p>543.55</text:p>
          </table:table-cell>
          <table:table-cell office:value-type="float" office:value="11.46" calcext:value-type="float">
            <text:p>11.46</text:p>
          </table:table-cell>
          <table:table-cell table:style-name="ce18" table:formula="of:=[.F7]/2.35/SQRT([.D7])" office:value-type="float" office:value="0.0548972682075511" calcext:value-type="float">
            <text:p>0.0548972682</text:p>
          </table:table-cell>
          <table:table-cell table:style-name="ce23" table:formula="of:=[.$C$3]*[.E7]+[.$E$3]" office:value-type="float" office:value="4.1996702690419" calcext:value-type="float">
            <text:p>4.199670269</text:p>
          </table:table-cell>
          <table:table-cell table:style-name="ce23" table:formula="of:=SQRT(([.$C$3]*[.G7])^2+([.E7]*[.$D$3])^2+([.$F$3])^2)" office:value-type="float" office:value="0.00340611539623198" calcext:value-type="float">
            <text:p>0.0034061154</text:p>
          </table:table-cell>
          <table:table-cell table:style-name="ce23" table:formula="of:=[.$H$3]-[.H7]" office:value-type="float" office:value="1.1053297309581" calcext:value-type="float">
            <text:p>1.1053297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95" calcext:value-type="float">
            <text:p>9995</text:p>
          </table:table-cell>
          <table:table-cell office:value-type="float" office:value="9238" calcext:value-type="float">
            <text:p>9238</text:p>
          </table:table-cell>
          <table:table-cell office:value-type="float" office:value="430.04" calcext:value-type="float">
            <text:p>430.04</text:p>
          </table:table-cell>
          <table:table-cell office:value-type="float" office:value="12.55" calcext:value-type="float">
            <text:p>12.55</text:p>
          </table:table-cell>
          <table:table-cell table:style-name="ce18" table:formula="of:=[.F8]/2.35/SQRT([.D8])" office:value-type="float" office:value="0.0555631532874055" calcext:value-type="float">
            <text:p>0.0555631533</text:p>
          </table:table-cell>
          <table:table-cell table:style-name="ce23" table:formula="of:=[.$C$3]*[.E8]+[.$E$3]" office:value-type="float" office:value="3.32716694664235" calcext:value-type="float">
            <text:p>3.3271669466</text:p>
          </table:table-cell>
          <table:table-cell table:style-name="ce23" table:formula="of:=SQRT(([.$C$3]*[.G8])^2+([.E8]*[.$D$3])^2+([.$F$3])^2)" office:value-type="float" office:value="0.0029320831996808" calcext:value-type="float">
            <text:p>0.0029320832</text:p>
          </table:table-cell>
          <table:table-cell table:style-name="ce23" table:formula="of:=[.$H$3]-[.H8]" office:value-type="float" office:value="1.97783305335765" calcext:value-type="float">
            <text:p>1.97783305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536" calcext:value-type="float">
            <text:p>10536</text:p>
          </table:table-cell>
          <table:table-cell office:value-type="float" office:value="10085" calcext:value-type="float">
            <text:p>10085</text:p>
          </table:table-cell>
          <table:table-cell office:value-type="float" office:value="301.95" calcext:value-type="float">
            <text:p>301.95</text:p>
          </table:table-cell>
          <table:table-cell office:value-type="float" office:value="16.31" calcext:value-type="float">
            <text:p>16.31</text:p>
          </table:table-cell>
          <table:table-cell table:style-name="ce18" table:formula="of:=[.F9]/2.35/SQRT([.D9])" office:value-type="float" office:value="0.0691111544342454" calcext:value-type="float">
            <text:p>0.0691111544</text:p>
          </table:table-cell>
          <table:table-cell table:style-name="ce23" table:formula="of:=[.$C$3]*[.E9]+[.$E$3]" office:value-type="float" office:value="2.34259333580491" calcext:value-type="float">
            <text:p>2.3425933358</text:p>
          </table:table-cell>
          <table:table-cell table:style-name="ce23" table:formula="of:=SQRT(([.$C$3]*[.G9])^2+([.E9]*[.$D$3])^2+([.$F$3])^2)" office:value-type="float" office:value="0.00247873754740196" calcext:value-type="float">
            <text:p>0.0024787375</text:p>
          </table:table-cell>
          <table:table-cell table:style-name="ce23" table:formula="of:=[.$H$3]-[.H9]" office:value-type="float" office:value="2.96240666419509" calcext:value-type="float">
            <text:p>2.96240666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501" calcext:value-type="float">
            <text:p>10501</text:p>
          </table:table-cell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style-name="ce18" table:formula="of:=[.F10]/2.35/SQRT([.D10])" office:value-type="float" office:value="0.112169168180906" calcext:value-type="float">
            <text:p>0.1121691682</text:p>
          </table:table-cell>
          <table:table-cell table:style-name="ce23" table:formula="of:=[.$C$3]*[.E10]+[.$E$3]" office:value-type="float" office:value="0.884142270770209" calcext:value-type="float">
            <text:p>0.8841422708</text:p>
          </table:table-cell>
          <table:table-cell table:style-name="ce23" table:formula="of:=SQRT(([.$C$3]*[.G10])^2+([.E10]*[.$D$3])^2+([.$F$3])^2)" office:value-type="float" office:value="0.00211324175528257" calcext:value-type="float">
            <text:p>0.0021132418</text:p>
          </table:table-cell>
          <table:table-cell table:style-name="ce23" table:formula="of:=[.$H$3]-[.H10]" office:value-type="float" office:value="4.42085772922979" calcext:value-type="float">
            <text:p>4.4208577292</text:p>
          </table:table-cell>
          <table:table-cell table:number-columns-repeated="17"/>
        </table:table-row>
        <table:table-row table:style-name="ro1">
          <table:table-cell/>
          <table:table-cell table:style-name="ce13"/>
          <table:table-cell table:style-name="Default" table:number-columns-repeated="4"/>
          <table:table-cell table:number-columns-repeated="21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17" office:value-type="string" calcext:value-type="string">
            <text:p>distância</text:p>
          </table:table-cell>
          <table:table-cell table:style-name="ce17" office:value-type="string" calcext:value-type="string">
            <text:p>E0</text:p>
          </table:table-cell>
          <table:table-cell table:style-name="ce17" office:value-type="string" calcext:value-type="string">
            <text:p>Ef</text:p>
          </table:table-cell>
          <table:table-cell table:style-name="ce17" office:value-type="string" calcext:value-type="string">
            <text:p>E0 tabela</text:p>
          </table:table-cell>
          <table:table-cell table:style-name="ce17" office:value-type="string" calcext:value-type="string">
            <text:p>Ef tabela</text:p>
          </table:table-cell>
          <table:table-cell table:style-name="ce17" office:value-type="string" calcext:value-type="string">
            <text:p>dE/dx 0</text:p>
          </table:table-cell>
          <table:table-cell table:style-name="ce17" office:value-type="string" calcext:value-type="string">
            <text:p>dE/dx f</text:p>
          </table:table-cell>
          <table:table-cell table:style-name="ce17" office:value-type="string" calcext:value-type="string">
            <text:p>dE/dx médio</text:p>
          </table:table-cell>
          <table:table-cell table:style-name="ce17" office:value-type="string" calcext:value-type="string">
            <text:p>dE/dx MeV/cm</text:p>
          </table:table-cell>
          <table:table-cell table:style-name="ce22" office:value-type="string" calcext:value-type="string">
            <text:p>deltaE</text:p>
          </table:table-cell>
          <table:table-cell table:number-columns-repeated="3"/>
          <table:table-cell table:style-name="ce10" office:value-type="string" calcext:value-type="string">
            <text:p>Prateleira</text:p>
          </table:table-cell>
          <table:table-cell table:style-name="ce17" office:value-type="string" calcext:value-type="string">
            <text:p>distância</text:p>
          </table:table-cell>
          <table:table-cell table:style-name="ce17" office:value-type="string" calcext:value-type="string">
            <text:p>E0</text:p>
          </table:table-cell>
          <table:table-cell table:style-name="ce17" office:value-type="string" calcext:value-type="string">
            <text:p>Ef</text:p>
          </table:table-cell>
          <table:table-cell table:style-name="ce17" office:value-type="string" calcext:value-type="string">
            <text:p>E0 tabela</text:p>
          </table:table-cell>
          <table:table-cell table:style-name="ce17" office:value-type="string" calcext:value-type="string">
            <text:p>Ef tabela</text:p>
          </table:table-cell>
          <table:table-cell table:style-name="ce17" office:value-type="string" calcext:value-type="string">
            <text:p>dE/dx 0</text:p>
          </table:table-cell>
          <table:table-cell table:style-name="ce17" office:value-type="string" calcext:value-type="string">
            <text:p>dE/dx f</text:p>
          </table:table-cell>
          <table:table-cell table:style-name="ce17" office:value-type="string" calcext:value-type="string">
            <text:p>dE/dx médio</text:p>
          </table:table-cell>
          <table:table-cell table:style-name="ce17" office:value-type="string" calcext:value-type="string">
            <text:p>dE/dx MeV/cm</text:p>
          </table:table-cell>
          <table:table-cell table:style-name="ce22" office:value-type="string" calcext:value-type="string">
            <text:p>delta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5.305" calcext:value-type="float">
            <text:p>5.305</text:p>
          </table:table-cell>
          <table:table-cell table:formula="of:=[.$H7]" office:value-type="float" office:value="4.1996702690419" calcext:value-type="float">
            <text:p>4.199670269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.78444" calcext:value-type="float">
            <text:p>0.78444</text:p>
          </table:table-cell>
          <table:table-cell table:style-name="ce18" office:value-type="float" office:value="0.93871" calcext:value-type="float">
            <text:p>0.93871</text:p>
          </table:table-cell>
          <table:table-cell table:style-name="ce18" table:formula="of:=([.I13]+[.H13])/2" office:value-type="float" office:value="0.861575" calcext:value-type="float">
            <text:p>0.861575</text:p>
          </table:table-cell>
          <table:table-cell table:style-name="ce18" table:formula="of:=[.J13]*[.$I$3]" office:value-type="float" office:value="1.0374224575" calcext:value-type="float">
            <text:p>1.0374224575</text:p>
          </table:table-cell>
          <table:table-cell table:style-name="ce23" table:formula="of:=[.K13]*[.C13]" office:value-type="float" office:value="0.985551334625" calcext:value-type="float">
            <text:p>0.9855513346</text:p>
          </table:table-cell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style-name="ce18" office:value-type="float" office:value="0.95" calcext:value-type="float">
            <text:p>0.95</text:p>
          </table:table-cell>
          <table:table-cell table:style-name="ce18" office:value-type="float" office:value="5.305" calcext:value-type="float">
            <text:p>5.305</text:p>
          </table:table-cell>
          <table:table-cell table:style-name="ce18" table:formula="of:=[.$H7]" office:value-type="float" office:value="4.1996702690419" calcext:value-type="float">
            <text:p>4.199670269</text:p>
          </table:table-cell>
          <table:table-cell table:style-name="ce24" office:value-type="string" calcext:value-type="string">
            <text:p>-</text:p>
          </table:table-cell>
          <table:table-cell table:style-name="ce24" table:formula="of:=5.305-0.91603" office:value-type="float" office:value="4.38897" calcext:value-type="float">
            <text:p>4.38897</text:p>
          </table:table-cell>
          <table:table-cell table:style-name="ce18" office:value-type="float" office:value="0.749177" calcext:value-type="float">
            <text:p>0.749177</text:p>
          </table:table-cell>
          <table:table-cell table:style-name="ce18" office:value-type="float" office:value="0.901063" calcext:value-type="float">
            <text:p>0.901063</text:p>
          </table:table-cell>
          <table:table-cell table:style-name="ce18" table:formula="of:=AVERAGE([.V13];[.W13])" office:value-type="float" office:value="0.82512" calcext:value-type="float">
            <text:p>0.82512</text:p>
          </table:table-cell>
          <table:table-cell table:style-name="ce18" table:formula="of:=[.X13]*[.$I$3]" office:value-type="float" office:value="0.993526992" calcext:value-type="float">
            <text:p>0.993526992</text:p>
          </table:table-cell>
          <table:table-cell table:style-name="ce23" table:formula="of:=[.Y13]*[.Q13]" office:value-type="float" office:value="0.9438506424" calcext:value-type="float">
            <text:p>0.9438506424</text:p>
          </table:table-cell>
          <table:table-cell table:formula="of:=5.305-[.Z13]" office:value-type="float" office:value="4.3611493576" calcext:value-type="float">
            <text:p>4.36114935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3]+0.8" office:value-type="float" office:value="1.75" calcext:value-type="float">
            <text:p>1.75</text:p>
          </table:table-cell>
          <table:table-cell office:value-type="float" office:value="5.305" calcext:value-type="float">
            <text:p>5.305</text:p>
          </table:table-cell>
          <table:table-cell table:formula="of:=[.$H8]" office:value-type="float" office:value="3.32716694664235" calcext:value-type="float">
            <text:p>3.3271669466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3.2" calcext:value-type="float">
            <text:p>3.2</text:p>
          </table:table-cell>
          <table:table-cell table:style-name="ce18" office:value-type="float" office:value="0.78444" calcext:value-type="float">
            <text:p>0.78444</text:p>
          </table:table-cell>
          <table:table-cell table:style-name="ce18" office:value-type="float" office:value="1.14066" calcext:value-type="float">
            <text:p>1.14066</text:p>
          </table:table-cell>
          <table:table-cell table:style-name="ce18" table:formula="of:=([.I14]+[.H14])/2" office:value-type="float" office:value="0.96255" calcext:value-type="float">
            <text:p>0.96255</text:p>
          </table:table-cell>
          <table:table-cell table:style-name="ce18" table:formula="of:=[.J14]*[.$I$3]" office:value-type="float" office:value="1.159006455" calcext:value-type="float">
            <text:p>1.159006455</text:p>
          </table:table-cell>
          <table:table-cell table:style-name="ce23" table:formula="of:=[.K14]*[.C14]" office:value-type="float" office:value="2.02826129625" calcext:value-type="float">
            <text:p>2.0282612963</text:p>
          </table:table-cell>
          <table:table-cell table:number-columns-repeated="3"/>
          <table:table-cell table:style-name="ce10" office:value-type="float" office:value="4" calcext:value-type="float">
            <text:p>4</text:p>
          </table:table-cell>
          <table:table-cell table:style-name="ce18" table:formula="of:=[.Q13]+0.8" office:value-type="float" office:value="1.75" calcext:value-type="float">
            <text:p>1.75</text:p>
          </table:table-cell>
          <table:table-cell table:style-name="ce18" office:value-type="float" office:value="5.305" calcext:value-type="float">
            <text:p>5.305</text:p>
          </table:table-cell>
          <table:table-cell table:style-name="ce18" table:formula="of:=[.$H8]" office:value-type="float" office:value="3.32716694664235" calcext:value-type="float">
            <text:p>3.3271669466</text:p>
          </table:table-cell>
          <table:table-cell table:style-name="ce24" office:value-type="string" calcext:value-type="string">
            <text:p>-</text:p>
          </table:table-cell>
          <table:table-cell table:style-name="ce24" table:formula="of:=5.305-1.82877" office:value-type="float" office:value="3.47623" calcext:value-type="float">
            <text:p>3.47623</text:p>
          </table:table-cell>
          <table:table-cell table:style-name="ce18" office:value-type="float" office:value="0.749177" calcext:value-type="float">
            <text:p>0.749177</text:p>
          </table:table-cell>
          <table:table-cell table:style-name="ce18" office:value-type="float" office:value="1.10233" calcext:value-type="float">
            <text:p>1.10233</text:p>
          </table:table-cell>
          <table:table-cell table:style-name="ce18" table:formula="of:=AVERAGE([.V14];[.W14])" office:value-type="float" office:value="0.9257535" calcext:value-type="float">
            <text:p>0.9257535</text:p>
          </table:table-cell>
          <table:table-cell table:style-name="ce18" table:formula="of:=[.X14]*[.$I$3]" office:value-type="float" office:value="1.11469978935" calcext:value-type="float">
            <text:p>1.1146997894</text:p>
          </table:table-cell>
          <table:table-cell table:style-name="ce23" table:formula="of:=[.Y14]*[.Q14]" office:value-type="float" office:value="1.9507246313625" calcext:value-type="float">
            <text:p>1.9507246314</text:p>
          </table:table-cell>
          <table:table-cell table:formula="of:=5.305-[.Z14]" office:value-type="float" office:value="3.3542753686375" calcext:value-type="float">
            <text:p>3.35427536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4]+0.8" office:value-type="float" office:value="2.55" calcext:value-type="float">
            <text:p>2.55</text:p>
          </table:table-cell>
          <table:table-cell office:value-type="float" office:value="5.305" calcext:value-type="float">
            <text:p>5.305</text:p>
          </table:table-cell>
          <table:table-cell table:formula="of:=[.$H9]" office:value-type="float" office:value="2.34259333580491" calcext:value-type="float">
            <text:p>2.3425933358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.78444" calcext:value-type="float">
            <text:p>0.78444</text:p>
          </table:table-cell>
          <table:table-cell table:style-name="ce18" office:value-type="float" office:value="1.62341" calcext:value-type="float">
            <text:p>1.62341</text:p>
          </table:table-cell>
          <table:table-cell table:style-name="ce18" table:formula="of:=([.I15]+[.H15])/2" office:value-type="float" office:value="1.203925" calcext:value-type="float">
            <text:p>1.203925</text:p>
          </table:table-cell>
          <table:table-cell table:style-name="ce18" table:formula="of:=[.J15]*[.$I$3]" office:value-type="float" office:value="1.4496460925" calcext:value-type="float">
            <text:p>1.4496460925</text:p>
          </table:table-cell>
          <table:table-cell table:style-name="ce23" table:formula="of:=[.K15]*[.C15]" office:value-type="float" office:value="3.696597535875" calcext:value-type="float">
            <text:p>3.6965975359</text:p>
          </table:table-cell>
          <table:table-cell table:number-columns-repeated="3"/>
          <table:table-cell table:style-name="ce10" office:value-type="float" office:value="6" calcext:value-type="float">
            <text:p>6</text:p>
          </table:table-cell>
          <table:table-cell table:style-name="ce18" table:formula="of:=[.Q14]+0.8" office:value-type="float" office:value="2.55" calcext:value-type="float">
            <text:p>2.55</text:p>
          </table:table-cell>
          <table:table-cell table:style-name="ce18" office:value-type="float" office:value="5.305" calcext:value-type="float">
            <text:p>5.305</text:p>
          </table:table-cell>
          <table:table-cell table:style-name="ce18" table:formula="of:=[.$H9]" office:value-type="float" office:value="2.34259333580491" calcext:value-type="float">
            <text:p>2.3425933358</text:p>
          </table:table-cell>
          <table:table-cell table:style-name="ce24" office:value-type="string" calcext:value-type="string">
            <text:p>-</text:p>
          </table:table-cell>
          <table:table-cell table:style-name="ce24" table:formula="of:=5.305-3.01546" office:value-type="float" office:value="2.28954" calcext:value-type="float">
            <text:p>2.28954</text:p>
          </table:table-cell>
          <table:table-cell table:style-name="ce18" office:value-type="float" office:value="0.749177" calcext:value-type="float">
            <text:p>0.749177</text:p>
          </table:table-cell>
          <table:table-cell table:style-name="ce18" office:value-type="float" office:value="1.46929" calcext:value-type="float">
            <text:p>1.46929</text:p>
          </table:table-cell>
          <table:table-cell table:style-name="ce18" table:formula="of:=AVERAGE([.V15];[.W15])" office:value-type="float" office:value="1.1092335" calcext:value-type="float">
            <text:p>1.1092335</text:p>
          </table:table-cell>
          <table:table-cell table:style-name="ce18" table:formula="of:=[.X15]*[.$I$3]" office:value-type="float" office:value="1.33562805735" calcext:value-type="float">
            <text:p>1.3356280574</text:p>
          </table:table-cell>
          <table:table-cell table:style-name="ce23" table:formula="of:=[.Y15]*[.Q15]" office:value-type="float" office:value="3.4058515462425" calcext:value-type="float">
            <text:p>3.4058515462</text:p>
          </table:table-cell>
          <table:table-cell table:formula="of:=5.305-[.Z15]" office:value-type="float" office:value="1.8991484537575" calcext:value-type="float">
            <text:p>1.89914845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5]+0.8" office:value-type="float" office:value="3.35" calcext:value-type="float">
            <text:p>3.35</text:p>
          </table:table-cell>
          <table:table-cell office:value-type="float" office:value="5.305" calcext:value-type="float">
            <text:p>5.305</text:p>
          </table:table-cell>
          <table:table-cell table:formula="of:=[.$H10]" office:value-type="float" office:value="0.884142270770209" calcext:value-type="float">
            <text:p>0.8841422708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float" office:value="0.78444" calcext:value-type="float">
            <text:p>0.78444</text:p>
          </table:table-cell>
          <table:table-cell table:style-name="ce18" office:value-type="float" office:value="1.71951" calcext:value-type="float">
            <text:p>1.71951</text:p>
          </table:table-cell>
          <table:table-cell table:style-name="ce18" table:formula="of:=([.I16]+[.H16])/2" office:value-type="float" office:value="1.251975" calcext:value-type="float">
            <text:p>1.251975</text:p>
          </table:table-cell>
          <table:table-cell table:style-name="ce18" table:formula="of:=[.J16]*[.$I$3]" office:value-type="float" office:value="1.5075030975" calcext:value-type="float">
            <text:p>1.5075030975</text:p>
          </table:table-cell>
          <table:table-cell table:style-name="ce23" table:formula="of:=[.K16]*[.C16]" office:value-type="float" office:value="5.050135376625" calcext:value-type="float">
            <text:p>5.0501353766</text:p>
          </table:table-cell>
          <table:table-cell table:number-columns-repeated="3"/>
          <table:table-cell table:style-name="ce10" office:value-type="float" office:value="8" calcext:value-type="float">
            <text:p>8</text:p>
          </table:table-cell>
          <table:table-cell table:style-name="ce18" table:formula="of:=[.Q15]+0.8" office:value-type="float" office:value="3.35" calcext:value-type="float">
            <text:p>3.35</text:p>
          </table:table-cell>
          <table:table-cell table:style-name="ce18" office:value-type="float" office:value="5.305" calcext:value-type="float">
            <text:p>5.305</text:p>
          </table:table-cell>
          <table:table-cell table:style-name="ce18" table:formula="of:=[.$H10]" office:value-type="float" office:value="0.884142270770209" calcext:value-type="float">
            <text:p>0.8841422708</text:p>
          </table:table-cell>
          <table:table-cell table:style-name="ce24" office:value-type="string" calcext:value-type="string">
            <text:p>-</text:p>
          </table:table-cell>
          <table:table-cell table:style-name="ce24" table:formula="of:=5.305-4.6603" office:value-type="float" office:value="0.644699999999999" calcext:value-type="float">
            <text:p>0.6447</text:p>
          </table:table-cell>
          <table:table-cell table:style-name="ce18" office:value-type="float" office:value="0.749177" calcext:value-type="float">
            <text:p>0.749177</text:p>
          </table:table-cell>
          <table:table-cell table:style-name="ce18" office:value-type="float" office:value="1.76315" calcext:value-type="float">
            <text:p>1.76315</text:p>
          </table:table-cell>
          <table:table-cell table:style-name="ce18" table:formula="of:=AVERAGE([.V16];[.W16])" office:value-type="float" office:value="1.2561635" calcext:value-type="float">
            <text:p>1.2561635</text:p>
          </table:table-cell>
          <table:table-cell table:style-name="ce18" table:formula="of:=[.X16]*[.$I$3]" office:value-type="float" office:value="1.51254647035" calcext:value-type="float">
            <text:p>1.5125464704</text:p>
          </table:table-cell>
          <table:table-cell table:style-name="ce23" table:formula="of:=[.Y16]*[.Q16]" office:value-type="float" office:value="5.0670306756725" calcext:value-type="float">
            <text:p>5.0670306757</text:p>
          </table:table-cell>
          <table:table-cell table:formula="of:=5.305-[.Z16]" office:value-type="float" office:value="0.2379693243275" calcext:value-type="float">
            <text:p>0.2379693243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21"/>
        </table:table-row>
        <table:table-row table:style-name="ro1">
          <table:table-cell/>
          <table:table-cell table:style-name="Default" table:number-columns-repeated="5"/>
          <table:table-cell table:number-columns-repeated="10"/>
          <table:table-cell office:value-type="string" calcext:value-type="string">
            <text:p>Valor da funçao eval: 0.901063</text:p>
          </table:table-cell>
          <table:table-cell table:number-columns-repeated="10"/>
        </table:table-row>
        <table:table-row table:style-name="ro1">
          <table:table-cell/>
          <table:table-cell table:style-name="ce14" office:value-type="string" calcext:value-type="string">
            <text:p>deltaE</text:p>
          </table:table-cell>
          <table:table-cell table:style-name="Default" table:number-columns-repeated="3"/>
          <table:table-cell table:style-name="ce21"/>
          <table:table-cell table:number-columns-repeated="3"/>
          <table:table-cell table:style-name="ce21"/>
          <table:table-cell table:number-columns-repeated="17"/>
        </table:table-row>
        <table:table-row table:style-name="ro1">
          <table:table-cell/>
          <table:table-cell table:style-name="ce14" office:value-type="string" calcext:value-type="string">
            <text:p>exp</text:p>
          </table:table-cell>
          <table:table-cell table:style-name="ce19" office:value-type="string" calcext:value-type="string">
            <text:p>dE/dx troços</text:p>
          </table:table-cell>
          <table:table-cell table:style-name="ce14" office:value-type="string" calcext:value-type="string">
            <text:p>desvio</text:p>
          </table:table-cell>
          <table:table-cell table:style-name="ce14" office:value-type="string" calcext:value-type="string">
            <text:p>Desvio %</text:p>
          </table:table-cell>
          <table:table-cell table:style-name="ce14" office:value-type="string" calcext:value-type="string">
            <text:p>desvio sigma</text:p>
          </table:table-cell>
          <table:table-cell table:style-name="ce19" office:value-type="string" calcext:value-type="string">
            <text:p>dE/dx médio</text:p>
          </table:table-cell>
          <table:table-cell table:style-name="ce14" office:value-type="string" calcext:value-type="string">
            <text:p>desvio</text:p>
          </table:table-cell>
          <table:table-cell table:style-name="ce14" office:value-type="string" calcext:value-type="string">
            <text:p>Desvio %</text:p>
          </table:table-cell>
          <table:table-cell table:style-name="ce14" office:value-type="string" calcext:value-type="string">
            <text:p>desvio sigma</text:p>
          </table:table-cell>
          <table:table-cell table:style-name="ce19" office:value-type="string" calcext:value-type="string">
            <text:p>Alcance</text:p>
          </table:table-cell>
          <table:table-cell table:style-name="ce14" office:value-type="string" calcext:value-type="string">
            <text:p>desvio</text:p>
          </table:table-cell>
          <table:table-cell table:style-name="ce14" office:value-type="string" calcext:value-type="string">
            <text:p>Desvio %</text:p>
          </table:table-cell>
          <table:table-cell table:style-name="ce14" office:value-type="string" calcext:value-type="string">
            <text:p>desvio sigma</text:p>
          </table:table-cell>
          <table:table-cell table:number-columns-repeated="2"/>
          <table:table-cell office:value-type="string" calcext:value-type="string">
            <text:p><text:s/>Valor da funçao eval: 1.10233</text:p>
          </table:table-cell>
          <table:table-cell table:number-columns-repeated="10"/>
        </table:table-row>
        <table:table-row table:style-name="ro1">
          <table:table-cell/>
          <table:table-cell table:style-name="ce15" table:formula="of:=[.J7]" office:value-type="float" office:value="1.1053297309581" calcext:value-type="float">
            <text:p>1.105329731</text:p>
          </table:table-cell>
          <table:table-cell table:style-name="ce20" office:value-type="float" office:value="0.91603" calcext:value-type="float">
            <text:p>0.91603</text:p>
          </table:table-cell>
          <table:table-cell table:style-name="ce15" table:formula="of:=([.C21]-[.$B21])" office:value-type="float" office:value="-0.189299730958104" calcext:value-type="float">
            <text:p>-0.189299731</text:p>
          </table:table-cell>
          <table:table-cell table:style-name="ce15" table:formula="of:=ABS([.D21])/[.$B21]*100" office:value-type="float" office:value="17.1260869635723" calcext:value-type="float">
            <text:p>17.1260869636</text:p>
          </table:table-cell>
          <table:table-cell table:style-name="ce15" table:formula="of:=ABS([.D21])/[.$I7]" office:value-type="float" office:value="55.5764291390471" calcext:value-type="float">
            <text:p>55.576429139</text:p>
          </table:table-cell>
          <table:table-cell table:style-name="ce20" table:formula="of:=[.Z13]" office:value-type="float" office:value="0.9438506424" calcext:value-type="float">
            <text:p>0.9438506424</text:p>
          </table:table-cell>
          <table:table-cell table:style-name="ce15" table:formula="of:=([.G21]-[.$B21])" office:value-type="float" office:value="-0.1614790885581" calcext:value-type="float">
            <text:p>-0.1614790886</text:p>
          </table:table-cell>
          <table:table-cell table:style-name="ce15" table:formula="of:=ABS([.H21])/[.$B21]*100" office:value-type="float" office:value="14.6091328257433" calcext:value-type="float">
            <text:p>14.6091328257</text:p>
          </table:table-cell>
          <table:table-cell table:style-name="ce15" table:formula="of:=ABS([.H21])/[.$I7]" office:value-type="float" office:value="47.4085783284784" calcext:value-type="float">
            <text:p>47.4085783285</text:p>
          </table:table-cell>
          <table:table-cell table:style-name="ce20" office:value-type="float" office:value="0.925" calcext:value-type="float">
            <text:p>0.925</text:p>
          </table:table-cell>
          <table:table-cell table:style-name="ce15" table:formula="of:=([.K21]-[.$B21])" office:value-type="float" office:value="-0.180329730958104" calcext:value-type="float">
            <text:p>-0.180329731</text:p>
          </table:table-cell>
          <table:table-cell table:style-name="ce15" table:formula="of:=ABS([.L21])/[.$B21]*100" office:value-type="float" office:value="16.3145644152532" calcext:value-type="float">
            <text:p>16.3145644153</text:p>
          </table:table-cell>
          <table:table-cell table:style-name="ce15" table:formula="of:=ABS([.L21])/[.$I7]" office:value-type="float" office:value="52.9429305764549" calcext:value-type="float">
            <text:p>52.9429305765</text:p>
          </table:table-cell>
          <table:table-cell table:number-columns-repeated="13"/>
        </table:table-row>
        <table:table-row table:style-name="ro1">
          <table:table-cell/>
          <table:table-cell table:style-name="ce15" table:formula="of:=[.J8]" office:value-type="float" office:value="1.97783305335765" calcext:value-type="float">
            <text:p>1.9778330534</text:p>
          </table:table-cell>
          <table:table-cell table:style-name="ce20" office:value-type="float" office:value="1.82877" calcext:value-type="float">
            <text:p>1.82877</text:p>
          </table:table-cell>
          <table:table-cell table:style-name="ce15" table:formula="of:=([.C22]-[.$B22])" office:value-type="float" office:value="-0.149063053357648" calcext:value-type="float">
            <text:p>-0.1490630534</text:p>
          </table:table-cell>
          <table:table-cell table:style-name="ce15" table:formula="of:=ABS([.D22])/[.$B22]*100" office:value-type="float" office:value="7.53668531854054" calcext:value-type="float">
            <text:p>7.5366853185</text:p>
          </table:table-cell>
          <table:table-cell table:style-name="ce15" table:formula="of:=ABS([.D22])/[.$I8]" office:value-type="float" office:value="50.8386165078383" calcext:value-type="float">
            <text:p>50.8386165078</text:p>
          </table:table-cell>
          <table:table-cell table:style-name="ce20" table:formula="of:=[.Z14]" office:value-type="float" office:value="1.9507246313625" calcext:value-type="float">
            <text:p>1.9507246314</text:p>
          </table:table-cell>
          <table:table-cell table:style-name="ce15" table:formula="of:=([.G22]-[.$B22])" office:value-type="float" office:value="-0.0271084219951503" calcext:value-type="float">
            <text:p>-0.027108422</text:p>
          </table:table-cell>
          <table:table-cell table:style-name="ce15" table:formula="of:=ABS([.H22])/[.$B22]*100" office:value-type="float" office:value="1.37061224399754" calcext:value-type="float">
            <text:p>1.370612244</text:p>
          </table:table-cell>
          <table:table-cell table:style-name="ce15" table:formula="of:=ABS([.H22])/[.$I8]" office:value-type="float" office:value="9.24544774108096" calcext:value-type="float">
            <text:p>9.2454477411</text:p>
          </table:table-cell>
          <table:table-cell table:style-name="ce20" office:value-type="float" office:value="1.845" calcext:value-type="float">
            <text:p>1.845</text:p>
          </table:table-cell>
          <table:table-cell table:style-name="ce15" table:formula="of:=([.K22]-[.$B22])" office:value-type="float" office:value="-0.132833053357648" calcext:value-type="float">
            <text:p>-0.1328330534</text:p>
          </table:table-cell>
          <table:table-cell table:style-name="ce15" table:formula="of:=ABS([.L22])/[.$B22]*100" office:value-type="float" office:value="6.71609027527097" calcext:value-type="float">
            <text:p>6.7160902753</text:p>
          </table:table-cell>
          <table:table-cell table:style-name="ce15" table:formula="of:=ABS([.L22])/[.$I8]" office:value-type="float" office:value="45.3033029117688" calcext:value-type="float">
            <text:p>45.3033029118</text:p>
          </table:table-cell>
          <table:table-cell table:number-columns-repeated="2"/>
          <table:table-cell office:value-type="string" calcext:value-type="string">
            <text:p><text:s/>Valor da funçao eval: 1.46929</text:p>
          </table:table-cell>
          <table:table-cell table:number-columns-repeated="10"/>
        </table:table-row>
        <table:table-row table:style-name="ro1">
          <table:table-cell/>
          <table:table-cell table:style-name="ce15" table:formula="of:=[.J9]" office:value-type="float" office:value="2.96240666419509" calcext:value-type="float">
            <text:p>2.9624066642</text:p>
          </table:table-cell>
          <table:table-cell table:style-name="ce20" office:value-type="float" office:value="3.01546" calcext:value-type="float">
            <text:p>3.01546</text:p>
          </table:table-cell>
          <table:table-cell table:style-name="ce15" table:formula="of:=([.C23]-[.$B23])" office:value-type="float" office:value="0.0530533358049148" calcext:value-type="float">
            <text:p>0.0530533358</text:p>
          </table:table-cell>
          <table:table-cell table:style-name="ce15" table:formula="of:=ABS([.D23])/[.$B23]*100" office:value-type="float" office:value="1.79088632381705" calcext:value-type="float">
            <text:p>1.7908863238</text:p>
          </table:table-cell>
          <table:table-cell table:style-name="ce15" table:formula="of:=ABS([.D23])/[.$I9]" office:value-type="float" office:value="21.4033695743712" calcext:value-type="float">
            <text:p>21.4033695744</text:p>
          </table:table-cell>
          <table:table-cell table:style-name="ce20" table:formula="of:=[.Z15]" office:value-type="float" office:value="3.4058515462425" calcext:value-type="float">
            <text:p>3.4058515462</text:p>
          </table:table-cell>
          <table:table-cell table:style-name="ce15" table:formula="of:=([.G23]-[.$B23])" office:value-type="float" office:value="0.443444882047409" calcext:value-type="float">
            <text:p>0.443444882</text:p>
          </table:table-cell>
          <table:table-cell table:style-name="ce15" table:formula="of:=ABS([.H23])/[.$B23]*100" office:value-type="float" office:value="14.9690752254602" calcext:value-type="float">
            <text:p>14.9690752255</text:p>
          </table:table-cell>
          <table:table-cell table:style-name="ce15" table:formula="of:=ABS([.H23])/[.$I9]" office:value-type="float" office:value="178.899489585817" calcext:value-type="float">
            <text:p>178.8994895858</text:p>
          </table:table-cell>
          <table:table-cell table:style-name="ce20" office:value-type="float" office:value="3.049" calcext:value-type="float">
            <text:p>3.049</text:p>
          </table:table-cell>
          <table:table-cell table:style-name="ce15" table:formula="of:=([.K23]-[.$B23])" office:value-type="float" office:value="0.0865933358049147" calcext:value-type="float">
            <text:p>0.0865933358</text:p>
          </table:table-cell>
          <table:table-cell table:style-name="ce15" table:formula="of:=ABS([.L23])/[.$B23]*100" office:value-type="float" office:value="2.92307389297758" calcext:value-type="float">
            <text:p>2.923073893</text:p>
          </table:table-cell>
          <table:table-cell table:style-name="ce15" table:formula="of:=ABS([.L23])/[.$I9]" office:value-type="float" office:value="34.9344511667545" calcext:value-type="float">
            <text:p>34.9344511668</text:p>
          </table:table-cell>
          <table:table-cell table:number-columns-repeated="13"/>
        </table:table-row>
        <table:table-row table:style-name="ro1">
          <table:table-cell/>
          <table:table-cell table:style-name="ce15" table:formula="of:=[.J10]" office:value-type="float" office:value="4.42085772922979" calcext:value-type="float">
            <text:p>4.4208577292</text:p>
          </table:table-cell>
          <table:table-cell table:style-name="ce20" office:value-type="float" office:value="4.6603" calcext:value-type="float">
            <text:p>4.6603</text:p>
          </table:table-cell>
          <table:table-cell table:style-name="ce15" table:formula="of:=([.C24]-[.$B24])" office:value-type="float" office:value="0.239442270770209" calcext:value-type="float">
            <text:p>0.2394422708</text:p>
          </table:table-cell>
          <table:table-cell table:style-name="ce15" table:formula="of:=ABS([.D24])/[.$B24]*100" office:value-type="float" office:value="5.41619489781511" calcext:value-type="float">
            <text:p>5.4161948978</text:p>
          </table:table-cell>
          <table:table-cell table:style-name="ce15" table:formula="of:=ABS([.D24])/[.$I10]" office:value-type="float" office:value="113.305668966489" calcext:value-type="float">
            <text:p>113.3056689665</text:p>
          </table:table-cell>
          <table:table-cell table:style-name="ce20" table:formula="of:=[.Z16]" office:value-type="float" office:value="5.0670306756725" calcext:value-type="float">
            <text:p>5.0670306757</text:p>
          </table:table-cell>
          <table:table-cell table:style-name="ce15" table:formula="of:=([.G24]-[.$B24])" office:value-type="float" office:value="0.64617294644271" calcext:value-type="float">
            <text:p>0.6461729464</text:p>
          </table:table-cell>
          <table:table-cell table:style-name="ce15" table:formula="of:=ABS([.H24])/[.$B24]*100" office:value-type="float" office:value="14.6164610132181" calcext:value-type="float">
            <text:p>14.6164610132</text:p>
          </table:table-cell>
          <table:table-cell table:style-name="ce15" table:formula="of:=ABS([.H24])/[.$I10]" office:value-type="float" office:value="305.773319511334" calcext:value-type="float">
            <text:p>305.7733195113</text:p>
          </table:table-cell>
          <table:table-cell table:style-name="ce20" office:value-type="float" office:value="4.694" calcext:value-type="float">
            <text:p>4.694</text:p>
          </table:table-cell>
          <table:table-cell table:style-name="ce15" table:formula="of:=([.K24]-[.$B24])" office:value-type="float" office:value="0.273142270770209" calcext:value-type="float">
            <text:p>0.2731422708</text:p>
          </table:table-cell>
          <table:table-cell table:style-name="ce15" table:formula="of:=ABS([.L24])/[.$B24]*100" office:value-type="float" office:value="6.17849040841666" calcext:value-type="float">
            <text:p>6.1784904084</text:p>
          </table:table-cell>
          <table:table-cell table:style-name="ce15" table:formula="of:=ABS([.L24])/[.$I10]" office:value-type="float" office:value="129.252732247706" calcext:value-type="float">
            <text:p>129.2527322477</text:p>
          </table:table-cell>
          <table:table-cell table:number-columns-repeated="2"/>
          <table:table-cell office:value-type="string" calcext:value-type="string">
            <text:p><text:s/>Valor da funçao eval: 1.76315</text:p>
          </table:table-cell>
          <table:table-cell table:number-columns-repeated="10"/>
        </table:table-row>
      </table:table>
      <table:table table:name="CALIB M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7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 table:number-columns-spanned="15" table:number-rows-spanned="1">
            <text:p>CAGAR NISTO É UMA BOA IDEIA!!!!!!!!!!!!!!!!!!</text:p>
          </table:table-cell>
          <table:covered-table-cell table:number-columns-repeated="14" table:style-name="ce3"/>
        </table:table-row>
        <table:table-row table:style-name="ro1">
          <table:table-cell/>
          <table:table-cell office:value-type="string" calcext:value-type="string">
            <text:p>Calibração</text:p>
          </table:table-cell>
          <table:table-cell table:style-name="ce5" office:value-type="string" calcext:value-type="string">
            <text:p>m'</text:p>
          </table:table-cell>
          <table:table-cell table:style-name="ce5" office:value-type="string" calcext:value-type="string">
            <text:p>em'</text:p>
          </table:table-cell>
          <table:table-cell table:style-name="ce5" office:value-type="string" calcext:value-type="string">
            <text:p>b'</text:p>
          </table:table-cell>
          <table:table-cell table:style-name="ce5" office:value-type="string" calcext:value-type="string">
            <text:p>eb'</text:p>
          </table:table-cell>
          <table:table-cell/>
          <table:table-cell table:style-name="ce3" office:value-type="string" calcext:value-type="string">
            <text:p>Energia (MeV)</text:p>
          </table:table-cell>
          <table:table-cell table:style-name="ce3" office:value-type="string" calcext:value-type="string">
            <text:p>densidade a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0.00763293766605502" calcext:value-type="float">
            <text:p>0.0076329377</text:p>
          </table:table-cell>
          <table:table-cell table:style-name="ce4" office:value-type="float" office:value="0.00000517262366356772" calcext:value-type="float">
            <text:p>5.17262366356772E-006</text:p>
          </table:table-cell>
          <table:table-cell table:style-name="ce4" office:value-type="float" office:value="0.0214805475567166" calcext:value-type="float">
            <text:p>0.0214805476</text:p>
          </table:table-cell>
          <table:table-cell table:style-name="ce4" office:value-type="float" office:value="0.00182553906746098" calcext:value-type="float">
            <text:p>0.0018255391</text:p>
          </table:table-cell>
          <table:table-cell/>
          <table:table-cell table:style-name="ce4" office:value-type="float" office:value="5.305" calcext:value-type="float">
            <text:p>5.305</text:p>
          </table:table-cell>
          <table:table-cell table:style-name="ce4" office:value-type="float" office:value="1.2041" calcext:value-type="float">
            <text:p>1.2041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Área total</text:p>
          </table:table-cell>
          <table:table-cell table:style-name="ce6" office:value-type="string" calcext:value-type="string">
            <text:p>Área sinal</text:p>
          </table:table-cell>
          <table:table-cell table:style-name="ce6" office:value-type="string" calcext:value-type="string">
            <text:p>Centróide</text:p>
          </table:table-cell>
          <table:table-cell table:style-name="ce6" office:value-type="string" calcext:value-type="string">
            <text:p>FWHM</text:p>
          </table:table-cell>
          <table:table-cell table:style-name="ce6" office:value-type="string" calcext:value-type="string">
            <text:p>eCentróide</text:p>
          </table:table-cell>
          <table:table-cell table:style-name="ce11" office:value-type="string" calcext:value-type="string">
            <text:p>Energia (MeV)</text:p>
          </table:table-cell>
          <table:table-cell table:style-name="ce11" office:value-type="string" calcext:value-type="string">
            <text:p>eEnergia</text:p>
          </table:table-cell>
          <table:table-cell table:style-name="ce11" office:value-type="string" calcext:value-type="string">
            <text:p>deltaE (MeV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9" calcext:value-type="float">
            <text:p>8809</text:p>
          </table:table-cell>
          <table:table-cell office:value-type="float" office:value="7891" calcext:value-type="float">
            <text:p>7891</text:p>
          </table:table-cell>
          <table:table-cell office:value-type="float" office:value="543.55" calcext:value-type="float">
            <text:p>543.55</text:p>
          </table:table-cell>
          <table:table-cell office:value-type="float" office:value="11.46" calcext:value-type="float">
            <text:p>11.46</text:p>
          </table:table-cell>
          <table:table-cell table:style-name="ce7" table:formula="of:=[.F7]/2.35/SQRT([.D7])" office:value-type="float" office:value="0.0548972682075511" calcext:value-type="float">
            <text:p>0.0548972682</text:p>
          </table:table-cell>
          <table:table-cell table:style-name="ce12" table:formula="of:=[.$C$3]*[.E7]+[.$E$3]" office:value-type="float" office:value="4.17036381594092" calcext:value-type="float">
            <text:p>4.1703638159</text:p>
          </table:table-cell>
          <table:table-cell table:style-name="ce12" table:formula="of:=SQRT(([.$C$3]*[.G7])^2+([.E7]*[.$D$3])^2+([.$F$3])^2)" office:value-type="float" office:value="0.00337833637679962" calcext:value-type="float">
            <text:p>0.0033783364</text:p>
          </table:table-cell>
          <table:table-cell table:style-name="ce12" table:formula="of:=[.$H$3]-[.H7]" office:value-type="float" office:value="1.13463618405908" calcext:value-type="float">
            <text:p>1.1346361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95" calcext:value-type="float">
            <text:p>9995</text:p>
          </table:table-cell>
          <table:table-cell office:value-type="float" office:value="9238" calcext:value-type="float">
            <text:p>9238</text:p>
          </table:table-cell>
          <table:table-cell office:value-type="float" office:value="430.04" calcext:value-type="float">
            <text:p>430.04</text:p>
          </table:table-cell>
          <table:table-cell office:value-type="float" office:value="12.55" calcext:value-type="float">
            <text:p>12.55</text:p>
          </table:table-cell>
          <table:table-cell table:style-name="ce7" table:formula="of:=[.F8]/2.35/SQRT([.D8])" office:value-type="float" office:value="0.0555631532874055" calcext:value-type="float">
            <text:p>0.0555631533</text:p>
          </table:table-cell>
          <table:table-cell table:style-name="ce12" table:formula="of:=[.$C$3]*[.E8]+[.$E$3]" office:value-type="float" office:value="3.30394906146702" calcext:value-type="float">
            <text:p>3.3039490615</text:p>
          </table:table-cell>
          <table:table-cell table:style-name="ce12" table:formula="of:=SQRT(([.$C$3]*[.G8])^2+([.E8]*[.$D$3])^2+([.$F$3])^2)" office:value-type="float" office:value="0.00290870653003936" calcext:value-type="float">
            <text:p>0.0029087065</text:p>
          </table:table-cell>
          <table:table-cell table:style-name="ce12" table:formula="of:=[.$H$3]-[.H8]" office:value-type="float" office:value="2.00105093853298" calcext:value-type="float">
            <text:p>2.0010509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536" calcext:value-type="float">
            <text:p>10536</text:p>
          </table:table-cell>
          <table:table-cell office:value-type="float" office:value="10085" calcext:value-type="float">
            <text:p>10085</text:p>
          </table:table-cell>
          <table:table-cell office:value-type="float" office:value="301.95" calcext:value-type="float">
            <text:p>301.95</text:p>
          </table:table-cell>
          <table:table-cell office:value-type="float" office:value="16.31" calcext:value-type="float">
            <text:p>16.31</text:p>
          </table:table-cell>
          <table:table-cell table:style-name="ce7" table:formula="of:=[.F9]/2.35/SQRT([.D9])" office:value-type="float" office:value="0.0691111544342454" calcext:value-type="float">
            <text:p>0.0691111544</text:p>
          </table:table-cell>
          <table:table-cell table:style-name="ce12" table:formula="of:=[.$C$3]*[.E9]+[.$E$3]" office:value-type="float" office:value="2.32624607582203" calcext:value-type="float">
            <text:p>2.3262460758</text:p>
          </table:table-cell>
          <table:table-cell table:style-name="ce12" table:formula="of:=SQRT(([.$C$3]*[.G9])^2+([.E9]*[.$D$3])^2+([.$F$3])^2)" office:value-type="float" office:value="0.0024597400138503" calcext:value-type="float">
            <text:p>0.00245974</text:p>
          </table:table-cell>
          <table:table-cell table:style-name="ce12" table:formula="of:=[.$H$3]-[.H9]" office:value-type="float" office:value="2.97875392417797" calcext:value-type="float">
            <text:p>2.9787539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501" calcext:value-type="float">
            <text:p>10501</text:p>
          </table:table-cell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style-name="ce7" table:formula="of:=[.F10]/2.35/SQRT([.D10])" office:value-type="float" office:value="0.112169168180906" calcext:value-type="float">
            <text:p>0.1121691682</text:p>
          </table:table-cell>
          <table:table-cell table:style-name="ce12" table:formula="of:=[.$C$3]*[.E10]+[.$E$3]" office:value-type="float" office:value="0.87797248306475" calcext:value-type="float">
            <text:p>0.8779724831</text:p>
          </table:table-cell>
          <table:table-cell table:style-name="ce12" table:formula="of:=SQRT(([.$C$3]*[.G10])^2+([.E10]*[.$D$3])^2+([.$F$3])^2)" office:value-type="float" office:value="0.00209821949124764" calcext:value-type="float">
            <text:p>0.0020982195</text:p>
          </table:table-cell>
          <table:table-cell table:style-name="ce12" table:formula="of:=[.$H$3]-[.H10]" office:value-type="float" office:value="4.42702751693525" calcext:value-type="float">
            <text:p>4.4270275169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distânci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0 tabela</text:p>
          </table:table-cell>
          <table:table-cell table:style-name="ce6" office:value-type="string" calcext:value-type="string">
            <text:p>Ef tabela</text:p>
          </table:table-cell>
          <table:table-cell table:style-name="ce6" office:value-type="string" calcext:value-type="string">
            <text:p>dE/dx 0</text:p>
          </table:table-cell>
          <table:table-cell table:style-name="ce6" office:value-type="string" calcext:value-type="string">
            <text:p>dE/dx f</text:p>
          </table:table-cell>
          <table:table-cell table:style-name="ce6" office:value-type="string" calcext:value-type="string">
            <text:p>dE/dx médio</text:p>
          </table:table-cell>
          <table:table-cell table:style-name="ce6" office:value-type="string" calcext:value-type="string">
            <text:p>dE/dx MeV/cm</text:p>
          </table:table-cell>
          <table:table-cell table:style-name="ce11" office:value-type="string" calcext:value-type="string">
            <text:p>delta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5.305" calcext:value-type="float">
            <text:p>5.305</text:p>
          </table:table-cell>
          <table:table-cell table:formula="of:=[.H7]" office:value-type="float" office:value="4.17036381594092" calcext:value-type="float">
            <text:p>4.1703638159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0.93871" calcext:value-type="float">
            <text:p>0.93871</text:p>
          </table:table-cell>
          <table:table-cell table:style-name="ce7" table:formula="of:=([.I13]+[.H13])/2" office:value-type="float" office:value="0.861575" calcext:value-type="float">
            <text:p>0.861575</text:p>
          </table:table-cell>
          <table:table-cell table:style-name="ce7" table:formula="of:=[.J13]*[.$I$3]" office:value-type="float" office:value="1.0374224575" calcext:value-type="float">
            <text:p>1.0374224575</text:p>
          </table:table-cell>
          <table:table-cell table:style-name="ce12" table:formula="of:=[.K13]*[.C13]" office:value-type="float" office:value="0.985551334625" calcext:value-type="float">
            <text:p>0.9855513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3]+0.8" office:value-type="float" office:value="1.75" calcext:value-type="float">
            <text:p>1.75</text:p>
          </table:table-cell>
          <table:table-cell office:value-type="float" office:value="5.305" calcext:value-type="float">
            <text:p>5.305</text:p>
          </table:table-cell>
          <table:table-cell table:formula="of:=[.H8]" office:value-type="float" office:value="3.30394906146702" calcext:value-type="float">
            <text:p>3.303949061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14066" calcext:value-type="float">
            <text:p>1.14066</text:p>
          </table:table-cell>
          <table:table-cell table:style-name="ce7" table:formula="of:=([.I14]+[.H14])/2" office:value-type="float" office:value="0.96255" calcext:value-type="float">
            <text:p>0.96255</text:p>
          </table:table-cell>
          <table:table-cell table:style-name="ce7" table:formula="of:=[.J14]*[.$I$3]" office:value-type="float" office:value="1.159006455" calcext:value-type="float">
            <text:p>1.159006455</text:p>
          </table:table-cell>
          <table:table-cell table:style-name="ce12" table:formula="of:=[.K14]*[.C14]" office:value-type="float" office:value="2.02826129625" calcext:value-type="float">
            <text:p>2.0282612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4]+0.8" office:value-type="float" office:value="2.55" calcext:value-type="float">
            <text:p>2.55</text:p>
          </table:table-cell>
          <table:table-cell office:value-type="float" office:value="5.305" calcext:value-type="float">
            <text:p>5.305</text:p>
          </table:table-cell>
          <table:table-cell table:formula="of:=[.H9]" office:value-type="float" office:value="2.32624607582203" calcext:value-type="float">
            <text:p>2.326246075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62341" calcext:value-type="float">
            <text:p>1.62341</text:p>
          </table:table-cell>
          <table:table-cell table:style-name="ce7" table:formula="of:=([.I15]+[.H15])/2" office:value-type="float" office:value="1.203925" calcext:value-type="float">
            <text:p>1.203925</text:p>
          </table:table-cell>
          <table:table-cell table:style-name="ce7" table:formula="of:=[.J15]*[.$I$3]" office:value-type="float" office:value="1.4496460925" calcext:value-type="float">
            <text:p>1.4496460925</text:p>
          </table:table-cell>
          <table:table-cell table:style-name="ce12" table:formula="of:=[.K15]*[.C15]" office:value-type="float" office:value="3.696597535875" calcext:value-type="float">
            <text:p>3.6965975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5]+0.8" office:value-type="float" office:value="3.35" calcext:value-type="float">
            <text:p>3.35</text:p>
          </table:table-cell>
          <table:table-cell office:value-type="float" office:value="5.305" calcext:value-type="float">
            <text:p>5.305</text:p>
          </table:table-cell>
          <table:table-cell table:formula="of:=[.H10]" office:value-type="float" office:value="0.87797248306475" calcext:value-type="float">
            <text:p>0.877972483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71951" calcext:value-type="float">
            <text:p>1.71951</text:p>
          </table:table-cell>
          <table:table-cell table:style-name="ce7" table:formula="of:=([.I16]+[.H16])/2" office:value-type="float" office:value="1.251975" calcext:value-type="float">
            <text:p>1.251975</text:p>
          </table:table-cell>
          <table:table-cell table:style-name="ce7" table:formula="of:=[.J16]*[.$I$3]" office:value-type="float" office:value="1.5075030975" calcext:value-type="float">
            <text:p>1.5075030975</text:p>
          </table:table-cell>
          <table:table-cell table:style-name="ce12" table:formula="of:=[.K16]*[.C16]" office:value-type="float" office:value="5.050135376625" calcext:value-type="float">
            <text:p>5.0501353766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ltaE</text:p>
          </table:table-cell>
          <table:table-cell table:style-name="Default" table:number-columns-repeated="4"/>
          <table:table-cell table:number-columns-repeated="3"/>
          <table:table-cell table:style-name="ce3" office:value-type="string" calcext:value-type="string">
            <text:p>DeltaE BOA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  <table:table-cell/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</table:table-row>
        <table:table-row table:style-name="ro1">
          <table:table-cell/>
          <table:table-cell table:style-name="ce4" table:formula="of:=[.J7]" office:value-type="float" office:value="1.13463618405908" calcext:value-type="float">
            <text:p>1.1346361841</text:p>
          </table:table-cell>
          <table:table-cell table:style-name="ce4" office:value-type="float" office:value="0.91603" calcext:value-type="float">
            <text:p>0.91603</text:p>
          </table:table-cell>
          <table:table-cell table:style-name="ce4" table:formula="of:=ABS([.C21]-[.$B21])" office:value-type="float" office:value="0.218606184059078" calcext:value-type="float">
            <text:p>0.2186061841</text:p>
          </table:table-cell>
          <table:table-cell table:style-name="ce4" table:formula="of:=[.L13]" office:value-type="float" office:value="0.985551334625" calcext:value-type="float">
            <text:p>0.9855513346</text:p>
          </table:table-cell>
          <table:table-cell table:style-name="ce4" table:formula="of:=ABS([.E21]-[.$B21])" office:value-type="float" office:value="0.149084849434079" calcext:value-type="float">
            <text:p>0.1490848494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table:formula="of:=ABS([.G21]-[.$B21])" office:value-type="float" office:value="0.209636184059079" calcext:value-type="float">
            <text:p>0.2096361841</text:p>
          </table:table-cell>
          <table:table-cell/>
          <table:table-cell table:style-name="ce4" office:value-type="float" office:value="1.1053297309581" calcext:value-type="float">
            <text:p>1.105329731</text:p>
          </table:table-cell>
          <table:table-cell table:style-name="ce4" office:value-type="float" office:value="0.91603" calcext:value-type="float">
            <text:p>0.91603</text:p>
          </table:table-cell>
          <table:table-cell table:style-name="ce4" office:value-type="float" office:value="0.189299730958104" calcext:value-type="float">
            <text:p>0.189299731</text:p>
          </table:table-cell>
          <table:table-cell table:style-name="ce4" office:value-type="float" office:value="0.985551334625" calcext:value-type="float">
            <text:p>0.9855513346</text:p>
          </table:table-cell>
          <table:table-cell table:style-name="ce4" office:value-type="float" office:value="0.119778396333104" calcext:value-type="float">
            <text:p>0.1197783963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180329730958104" calcext:value-type="float">
            <text:p>0.180329731</text:p>
          </table:table-cell>
        </table:table-row>
        <table:table-row table:style-name="ro1">
          <table:table-cell/>
          <table:table-cell table:style-name="ce4" table:formula="of:=[.J8]" office:value-type="float" office:value="2.00105093853298" calcext:value-type="float">
            <text:p>2.0010509385</text:p>
          </table:table-cell>
          <table:table-cell table:style-name="ce4" office:value-type="float" office:value="1.82877" calcext:value-type="float">
            <text:p>1.82877</text:p>
          </table:table-cell>
          <table:table-cell table:style-name="ce4" table:formula="of:=ABS([.C22]-[.$B22])" office:value-type="float" office:value="0.172280938532983" calcext:value-type="float">
            <text:p>0.1722809385</text:p>
          </table:table-cell>
          <table:table-cell table:style-name="ce4" table:formula="of:=[.L14]" office:value-type="float" office:value="2.02826129625" calcext:value-type="float">
            <text:p>2.0282612963</text:p>
          </table:table-cell>
          <table:table-cell table:style-name="ce4" table:formula="of:=ABS([.E22]-[.$B22])" office:value-type="float" office:value="0.0272103577170166" calcext:value-type="float">
            <text:p>0.0272103577</text:p>
          </table:table-cell>
          <table:table-cell table:style-name="ce4" office:value-type="float" office:value="1.845" calcext:value-type="float">
            <text:p>1.845</text:p>
          </table:table-cell>
          <table:table-cell table:style-name="ce4" table:formula="of:=ABS([.G22]-[.$B22])" office:value-type="float" office:value="0.156050938532983" calcext:value-type="float">
            <text:p>0.1560509385</text:p>
          </table:table-cell>
          <table:table-cell/>
          <table:table-cell table:style-name="ce4" office:value-type="float" office:value="1.97783305335765" calcext:value-type="float">
            <text:p>1.9778330534</text:p>
          </table:table-cell>
          <table:table-cell table:style-name="ce4" office:value-type="float" office:value="1.82877" calcext:value-type="float">
            <text:p>1.82877</text:p>
          </table:table-cell>
          <table:table-cell table:style-name="ce4" office:value-type="float" office:value="0.149063053357648" calcext:value-type="float">
            <text:p>0.1490630534</text:p>
          </table:table-cell>
          <table:table-cell table:style-name="ce4" office:value-type="float" office:value="2.02826129625" calcext:value-type="float">
            <text:p>2.0282612963</text:p>
          </table:table-cell>
          <table:table-cell table:style-name="ce4" office:value-type="float" office:value="0.0504282428923522" calcext:value-type="float">
            <text:p>0.0504282429</text:p>
          </table:table-cell>
          <table:table-cell table:style-name="ce4" office:value-type="float" office:value="1.845" calcext:value-type="float">
            <text:p>1.845</text:p>
          </table:table-cell>
          <table:table-cell table:style-name="ce4" office:value-type="float" office:value="0.132833053357648" calcext:value-type="float">
            <text:p>0.1328330534</text:p>
          </table:table-cell>
        </table:table-row>
        <table:table-row table:style-name="ro1">
          <table:table-cell/>
          <table:table-cell table:style-name="ce4" table:formula="of:=[.J9]" office:value-type="float" office:value="2.97875392417797" calcext:value-type="float">
            <text:p>2.9787539242</text:p>
          </table:table-cell>
          <table:table-cell table:style-name="ce4" office:value-type="float" office:value="3.01546" calcext:value-type="float">
            <text:p>3.01546</text:p>
          </table:table-cell>
          <table:table-cell table:style-name="ce4" table:formula="of:=ABS([.C23]-[.$B23])" office:value-type="float" office:value="0.0367060758220297" calcext:value-type="float">
            <text:p>0.0367060758</text:p>
          </table:table-cell>
          <table:table-cell table:style-name="ce4" table:formula="of:=[.L15]" office:value-type="float" office:value="3.696597535875" calcext:value-type="float">
            <text:p>3.6965975359</text:p>
          </table:table-cell>
          <table:table-cell table:style-name="ce4" table:formula="of:=ABS([.E23]-[.$B23])" office:value-type="float" office:value="0.717843611697029" calcext:value-type="float">
            <text:p>0.7178436117</text:p>
          </table:table-cell>
          <table:table-cell table:style-name="ce4" office:value-type="float" office:value="3.049" calcext:value-type="float">
            <text:p>3.049</text:p>
          </table:table-cell>
          <table:table-cell table:style-name="ce4" table:formula="of:=ABS([.G23]-[.$B23])" office:value-type="float" office:value="0.0702460758220296" calcext:value-type="float">
            <text:p>0.0702460758</text:p>
          </table:table-cell>
          <table:table-cell/>
          <table:table-cell table:style-name="ce4" office:value-type="float" office:value="2.96240666419509" calcext:value-type="float">
            <text:p>2.9624066642</text:p>
          </table:table-cell>
          <table:table-cell table:style-name="ce4" office:value-type="float" office:value="3.01546" calcext:value-type="float">
            <text:p>3.01546</text:p>
          </table:table-cell>
          <table:table-cell table:style-name="ce4" office:value-type="float" office:value="0.0530533358049148" calcext:value-type="float">
            <text:p>0.0530533358</text:p>
          </table:table-cell>
          <table:table-cell table:style-name="ce4" office:value-type="float" office:value="3.696597535875" calcext:value-type="float">
            <text:p>3.6965975359</text:p>
          </table:table-cell>
          <table:table-cell table:style-name="ce4" office:value-type="float" office:value="0.734190871679914" calcext:value-type="float">
            <text:p>0.7341908717</text:p>
          </table:table-cell>
          <table:table-cell table:style-name="ce4" office:value-type="float" office:value="3.049" calcext:value-type="float">
            <text:p>3.049</text:p>
          </table:table-cell>
          <table:table-cell table:style-name="ce4" office:value-type="float" office:value="0.0865933358049147" calcext:value-type="float">
            <text:p>0.0865933358</text:p>
          </table:table-cell>
        </table:table-row>
        <table:table-row table:style-name="ro1">
          <table:table-cell/>
          <table:table-cell table:style-name="ce4" table:formula="of:=[.J10]" office:value-type="float" office:value="4.42702751693525" calcext:value-type="float">
            <text:p>4.4270275169</text:p>
          </table:table-cell>
          <table:table-cell table:style-name="ce4" office:value-type="float" office:value="4.6603" calcext:value-type="float">
            <text:p>4.6603</text:p>
          </table:table-cell>
          <table:table-cell table:style-name="ce4" table:formula="of:=ABS([.C24]-[.$B24])" office:value-type="float" office:value="0.233272483064751" calcext:value-type="float">
            <text:p>0.2332724831</text:p>
          </table:table-cell>
          <table:table-cell table:style-name="ce4" table:formula="of:=[.L16]" office:value-type="float" office:value="5.050135376625" calcext:value-type="float">
            <text:p>5.0501353766</text:p>
          </table:table-cell>
          <table:table-cell table:style-name="ce4" table:formula="of:=ABS([.E24]-[.$B24])" office:value-type="float" office:value="0.623107859689751" calcext:value-type="float">
            <text:p>0.6231078597</text:p>
          </table:table-cell>
          <table:table-cell table:style-name="ce4" office:value-type="float" office:value="4.694" calcext:value-type="float">
            <text:p>4.694</text:p>
          </table:table-cell>
          <table:table-cell table:style-name="ce4" table:formula="of:=ABS([.G24]-[.$B24])" office:value-type="float" office:value="0.266972483064751" calcext:value-type="float">
            <text:p>0.2669724831</text:p>
          </table:table-cell>
          <table:table-cell/>
          <table:table-cell table:style-name="ce4" office:value-type="float" office:value="4.42085772922979" calcext:value-type="float">
            <text:p>4.4208577292</text:p>
          </table:table-cell>
          <table:table-cell table:style-name="ce4" office:value-type="float" office:value="4.6603" calcext:value-type="float">
            <text:p>4.6603</text:p>
          </table:table-cell>
          <table:table-cell table:style-name="ce4" office:value-type="float" office:value="0.239442270770209" calcext:value-type="float">
            <text:p>0.2394422708</text:p>
          </table:table-cell>
          <table:table-cell table:style-name="ce4" office:value-type="float" office:value="5.050135376625" calcext:value-type="float">
            <text:p>5.0501353766</text:p>
          </table:table-cell>
          <table:table-cell table:style-name="ce4" office:value-type="float" office:value="0.629277647395209" calcext:value-type="float">
            <text:p>0.6292776474</text:p>
          </table:table-cell>
          <table:table-cell table:style-name="ce4" office:value-type="float" office:value="4.694" calcext:value-type="float">
            <text:p>4.694</text:p>
          </table:table-cell>
          <table:table-cell table:style-name="ce4" office:value-type="float" office:value="0.273142270770209" calcext:value-type="float">
            <text:p>0.2731422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2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5P0"/>
    </number:currency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8:21:26.406878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26T11:49:48.910347624</meta:creation-date>
    <dc:date>2015-11-29T18:29:35.448922484</dc:date>
    <dc:creator>Goncalo Castro</dc:creator>
    <meta:editing-duration>PT8H55M39S</meta:editing-duration>
    <meta:editing-cycles>12</meta:editing-cycles>
    <meta:generator>LibreOffice/4.3.7.2$Linux_X86_64 LibreOffice_project/430$Build-2</meta:generator>
    <meta:document-statistic meta:table-count="2" meta:cell-count="428" meta:object-count="0"/>
  </office:meta>
</office:document-meta>
</file>